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2.8264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variant="normal" fo:text-transform="none" fo:color="#222222" style:font-name="Liberation Serif" fo:font-size="8pt" fo:letter-spacing="normal" fo:font-style="normal" fo:font-weight="normal" style:font-size-asian="7pt" style:font-size-complex="8pt"/>
    </style:style>
    <style:style style:name="P4" style:family="paragraph" style:parent-style-name="Table_20_Contents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9" style:family="paragraph" style:parent-style-name="Table_20_Contents" style:list-style-name="L1">
      <style:paragraph-properties>
        <style:tab-stops>
          <style:tab-stop style:position="5.5366in"/>
        </style:tab-stops>
      </style:paragraph-properties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10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nutes of Meeting </text:p>
      <text:p text:style-name="P7"><text:span text:style-name="T1">GMRT</text:span><text:span text:style-name="T3"><text:tab/></text:span><text:tab/><text:tab/><text:tab/><text:tab/><text:span text:style-name="T1">Minutes of Meeting</text:span></text:p>
      <text:p text:style-name="P7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5">Held on</text:p>
          </table:table-cell>
          <table:table-cell table:style-name="Table1.B2" office:value-type="string">
            <text:p text:style-name="P2">21<text:span text:style-name="T2">st</text:span> January 2014 Time : 11.30 to 13.30 , GMRT conference room &amp; terminal room</text:p>
          </table:table-cell>
        </table:table-row>
        <table:table-row>
          <table:table-cell table:style-name="Table1.A2" office:value-type="string">
            <text:p text:style-name="P5">Attendees</text:p>
          </table:table-cell>
          <table:table-cell table:style-name="Table1.B2" office:value-type="string">
            <text:p text:style-name="P2">NGK, Nayak ji, SSS,CPK, SNK, MBM,CSAT &amp; RRU</text:p>
          </table:table-cell>
        </table:table-row>
        <table:table-row>
          <table:table-cell table:style-name="Table1.A4" office:value-type="string">
            <text:p text:style-name="P5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5">Highlights</text:p>
            <text:p text:style-name="P5">and items</text:p>
            <text:p text:style-name="P5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1602593863" text:style-name="L1">
              <text:list-item>
                <text:p text:style-name="P8">RRU updated that he has <text:s/>interfaced servo code with basic commands in Online V2.</text:p>
                <text:p text:style-name="P8">Tested it successfully with Servo_client program.</text:p>
                <text:p text:style-name="P9"/>
              </text:list-item>
              <text:list-item>
                <text:p text:style-name="P8">NMS was busy working with Front End group for interfacing MCM card with Front end system.</text:p>
                <text:p text:style-name="P8">NGK asked NMS to look into web design for astronomer &amp; data monitoring GUI.</text:p>
                <text:p text:style-name="P8"/>
              </text:list-item>
              <text:list-item>
                <text:p text:style-name="P8">SNK updated that he has designed Web interface using word press as well manually using HTML &amp; CSS as embedding old software in word press is difficult. </text:p>
                <text:p text:style-name="P8">- He has completed work for 30 antenna 3 phase power monitoring.</text:p>
                <text:p text:style-name="P8">- Completed work for RFI measurement due to military satellite</text:p>
                <text:p text:style-name="P8">- SNK suggested that all servo command should go into Online V2 code.</text:p>
                <text:p text:style-name="P8"/>
              </text:list-item>
              <text:list-item>
                <text:p text:style-name="P8">CPK updated that purchase order for two more Miltec PC will go. PC will arrive in two month time.</text:p>
                <text:p text:style-name="P8">NGK asked CPK to start process for 40 MCM card purchase.</text:p>
                <text:p text:style-name="P8"/>
              </text:list-item>
              <text:list-item>
                <text:p text:style-name="P8">SSS updated that he has uploaded the command list document on vanilla.</text:p>
                <text:p text:style-name="P8">NGK asked SSS to look into quick image generation facility to be provided on astronomer GUI.</text:p>
                <text:p text:style-name="P8"/>
              </text:list-item>
              <text:list-item>
                <text:p text:style-name="P8">CSAT updated that 63 MCM cards have been tested.</text:p>
                <text:p text:style-name="P8"/>
              </text:list-item>
              <text:list-item>
                <text:p text:style-name="P8">MBM updated that he has given work order for 70 PCB for <text:s/>phase power monitoring.</text:p>
                <text:p text:style-name="P8">He has two test PCB which he will put in antenna once aluminum cases are ready.</text:p>
                <text:p text:style-name="P8"/>
              </text:list-item>
              <text:list-item>
                <text:p text:style-name="P8">SNK gave demo of word press &amp; CSS-HTML web interface &amp; python- Online v2 interfacing</text:p>
                <text:p text:style-name="P8">program in terminal room.</text:p>
              </text:list-item>
            </text:list>
            <text:p text:style-name="P4"/>
            <text:list xml:id="list1226418709" text:continue-numbering="true" text:style-name="L1">
              <text:list-header>
                <text:p text:style-name="P8"/>
              </text:list-header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1-21T15:47:39</dc:date>
    <dc:creator>teleset </dc:creator>
    <meta:editing-duration>P1DT4H47M22S</meta:editing-duration>
    <meta:editing-cycles>421</meta:editing-cycles>
    <meta:generator>LibreOffice/3.4$Linux LibreOffice_project/340m1$Build-602</meta:generator>
    <meta:document-statistic meta:table-count="1" meta:image-count="0" meta:object-count="0" meta:page-count="1" meta:paragraph-count="32" meta:word-count="300" meta:character-count="1622" meta:non-whitespace-character-count="1346"/>
  </office:meta>
</office:document-meta>
</file>